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65804e"/>
    </style:style>
    <style:style style:name="P4" style:family="paragraph" style:parent-style-name="Text_20_body">
      <style:text-properties officeooo:rsid="033dcb5e" officeooo:paragraph-rsid="033dcb5e"/>
    </style:style>
    <style:style style:name="P5" style:family="paragraph" style:parent-style-name="Text_20_body">
      <style:text-properties officeooo:rsid="033f2f62" officeooo:paragraph-rsid="033f2f62"/>
    </style:style>
    <style:style style:name="P6" style:family="paragraph" style:parent-style-name="Text_20_body">
      <style:text-properties officeooo:rsid="0342badd" officeooo:paragraph-rsid="0342badd"/>
    </style:style>
    <style:style style:name="P7" style:family="paragraph" style:parent-style-name="Text_20_body">
      <style:text-properties officeooo:rsid="0342badd" officeooo:paragraph-rsid="0363f43d"/>
    </style:style>
    <style:style style:name="P8" style:family="paragraph" style:parent-style-name="Preformatted_20_Text">
      <style:text-properties fo:font-style="normal" officeooo:rsid="031de2e1" officeooo:paragraph-rsid="03412a16" style:font-style-asian="normal" style:font-style-complex="normal"/>
    </style:style>
    <style:style style:name="P9" style:family="paragraph" style:parent-style-name="Preformatted_20_Text">
      <style:text-properties fo:font-style="normal" officeooo:paragraph-rsid="035620c0" style:font-style-asian="normal" style:font-style-complex="normal"/>
    </style:style>
    <style:style style:name="P10" style:family="paragraph" style:parent-style-name="Text_20_body">
      <style:text-properties fo:font-style="normal" officeooo:rsid="035620c0" officeooo:paragraph-rsid="035620c0" style:font-style-asian="normal" style:font-style-complex="normal"/>
    </style:style>
    <style:style style:name="P11" style:family="paragraph" style:parent-style-name="Text_20_body">
      <style:text-properties fo:font-style="normal" officeooo:rsid="0342badd" officeooo:paragraph-rsid="0363f43d" style:font-style-asian="normal" style:font-style-complex="normal"/>
    </style:style>
    <style:style style:name="P12" style:family="paragraph" style:parent-style-name="Preformatted_20_Text">
      <style:text-properties officeooo:paragraph-rsid="0347c92b"/>
    </style:style>
    <style:style style:name="P13" style:family="paragraph" style:parent-style-name="Text_20_body">
      <style:text-properties officeooo:paragraph-rsid="033c34fb"/>
    </style:style>
    <style:style style:name="P14" style:family="paragraph" style:parent-style-name="Preformatted_20_Text">
      <style:text-properties officeooo:rsid="034d8d8a" officeooo:paragraph-rsid="034d8d8a"/>
    </style:style>
    <style:style style:name="P15" style:family="paragraph" style:parent-style-name="Preformatted_20_Text">
      <style:text-properties officeooo:rsid="034d8d8a" officeooo:paragraph-rsid="0352325e"/>
    </style:style>
    <style:style style:name="P16" style:family="paragraph" style:parent-style-name="Preformatted_20_Text">
      <style:text-properties officeooo:rsid="034d8d8a" officeooo:paragraph-rsid="0353e3f3"/>
    </style:style>
    <style:style style:name="P17" style:family="paragraph" style:parent-style-name="Preformatted_20_Text">
      <style:text-properties officeooo:rsid="034d8d8a" officeooo:paragraph-rsid="0357aae1"/>
    </style:style>
    <style:style style:name="P18" style:family="paragraph" style:parent-style-name="Preformatted_20_Text">
      <style:text-properties officeooo:rsid="034d8d8a" officeooo:paragraph-rsid="035ea05c"/>
    </style:style>
    <style:style style:name="P19" style:family="paragraph" style:parent-style-name="Text_20_body">
      <style:text-properties officeooo:rsid="0350e289" officeooo:paragraph-rsid="0350e289"/>
    </style:style>
    <style:style style:name="P20" style:family="paragraph" style:parent-style-name="Text_20_body">
      <style:text-properties officeooo:rsid="03548b4b" officeooo:paragraph-rsid="03548b4b"/>
    </style:style>
    <style:style style:name="P21" style:family="paragraph" style:parent-style-name="Preformatted_20_Text">
      <style:text-properties officeooo:paragraph-rsid="0357aae1"/>
    </style:style>
    <style:style style:name="P22" style:family="paragraph" style:parent-style-name="Text_20_body">
      <style:text-properties officeooo:paragraph-rsid="0357aae1"/>
    </style:style>
    <style:style style:name="P23" style:family="paragraph" style:parent-style-name="Preformatted_20_Text">
      <style:text-properties officeooo:paragraph-rsid="034d8d8a"/>
    </style:style>
    <style:style style:name="P24" style:family="paragraph" style:parent-style-name="Preformatted_20_Text">
      <style:text-properties officeooo:paragraph-rsid="035f4029"/>
    </style:style>
    <style:style style:name="P25" style:family="paragraph" style:parent-style-name="Text_20_body">
      <style:text-properties officeooo:rsid="035620c0" officeooo:paragraph-rsid="035620c0"/>
    </style:style>
    <style:style style:name="P26" style:family="paragraph" style:parent-style-name="Text_20_body">
      <style:text-properties officeooo:rsid="0357aae1" officeooo:paragraph-rsid="0357aae1"/>
    </style:style>
    <style:style style:name="P27" style:family="paragraph" style:parent-style-name="Text_20_body">
      <style:text-properties officeooo:rsid="0362c7d3" officeooo:paragraph-rsid="0362c7d3"/>
    </style:style>
    <style:style style:name="P28" style:family="paragraph" style:parent-style-name="Text_20_body">
      <style:text-properties officeooo:rsid="0362c7d3" officeooo:paragraph-rsid="0363f43d"/>
    </style:style>
    <style:style style:name="P29" style:family="paragraph" style:parent-style-name="Preformatted_20_Text">
      <style:text-properties officeooo:rsid="0363bca9" officeooo:paragraph-rsid="0363bca9"/>
    </style:style>
    <style:style style:name="P30" style:family="paragraph" style:parent-style-name="Text_20_body">
      <style:text-properties officeooo:rsid="0363bca9" officeooo:paragraph-rsid="0363bca9"/>
    </style:style>
    <style:style style:name="P31" style:family="paragraph" style:parent-style-name="Preformatted_20_Text">
      <style:text-properties officeooo:paragraph-rsid="0363f43d"/>
    </style:style>
    <style:style style:name="P32" style:family="paragraph" style:parent-style-name="Preformatted_20_Text">
      <style:text-properties officeooo:paragraph-rsid="0365804e"/>
    </style:style>
    <style:style style:name="P33" style:family="paragraph" style:parent-style-name="Preformatted_20_Text">
      <style:text-properties officeooo:rsid="0365804e" officeooo:paragraph-rsid="0365804e"/>
    </style:style>
    <style:style style:name="P34" style:family="paragraph" style:parent-style-name="Text_20_body">
      <style:text-properties officeooo:rsid="0359e31f" officeooo:paragraph-rsid="0359e31f"/>
    </style:style>
    <style:style style:name="P35" style:family="paragraph" style:parent-style-name="Text_20_body">
      <style:text-properties officeooo:rsid="036cbe23" officeooo:paragraph-rsid="036cbe23"/>
    </style:style>
    <style:style style:name="P36" style:family="paragraph" style:parent-style-name="Preformatted_20_Text">
      <style:text-properties officeooo:rsid="03676429" officeooo:paragraph-rsid="03676429"/>
    </style:style>
    <style:style style:name="P37" style:family="paragraph" style:parent-style-name="Preformatted_20_Text">
      <style:text-properties officeooo:paragraph-rsid="0342badd"/>
    </style:style>
    <style:style style:name="P38" style:family="paragraph" style:parent-style-name="Preformatted_20_Text">
      <style:text-properties officeooo:rsid="03122636" officeooo:paragraph-rsid="0342badd"/>
    </style:style>
    <style:style style:name="P39" style:family="paragraph" style:parent-style-name="Text_20_body">
      <style:text-properties officeooo:rsid="0368f845" officeooo:paragraph-rsid="0368f845"/>
    </style:style>
    <style:style style:name="P40" style:family="paragraph" style:parent-style-name="Heading_20_1">
      <style:text-properties officeooo:rsid="02fdc1cf" officeooo:paragraph-rsid="02fdc1cf"/>
    </style:style>
    <style:style style:name="P41" style:family="paragraph" style:parent-style-name="Heading_20_2">
      <style:text-properties style:font-name="Liberation Sans" fo:font-style="normal" officeooo:rsid="02fdf4b7" officeooo:paragraph-rsid="0366d5bc" style:font-style-asian="normal" style:font-style-complex="normal"/>
    </style:style>
    <style:style style:name="P42" style:family="paragraph" style:parent-style-name="Heading_20_2">
      <style:text-properties style:font-name="Liberation Sans" fo:font-style="normal" officeooo:rsid="02fdf4b7" officeooo:paragraph-rsid="034ad053" style:font-style-asian="normal" style:font-style-complex="normal"/>
    </style:style>
    <style:style style:name="P43" style:family="paragraph" style:parent-style-name="Heading_20_2">
      <style:text-properties style:font-name="Liberation Sans" fo:font-style="normal" officeooo:rsid="02fdf4b7" officeooo:paragraph-rsid="03618f85" style:font-style-asian="normal" style:font-style-complex="normal"/>
    </style:style>
    <style:style style:name="P44" style:family="paragraph" style:parent-style-name="Heading_20_3">
      <style:text-properties officeooo:rsid="036cbe23" officeooo:paragraph-rsid="036cbe23"/>
    </style:style>
    <style:style style:name="P45" style:family="paragraph" style:parent-style-name="Heading_20_3">
      <style:text-properties officeooo:rsid="033c34fb" officeooo:paragraph-rsid="033c34fb"/>
    </style:style>
    <style:style style:name="P46" style:family="paragraph" style:parent-style-name="Heading_20_3">
      <style:text-properties officeooo:rsid="031e9fa4" officeooo:paragraph-rsid="035f4029"/>
    </style:style>
    <style:style style:name="P47" style:family="paragraph" style:parent-style-name="Heading_20_3">
      <style:text-properties officeooo:rsid="031e9fa4" officeooo:paragraph-rsid="0365804e"/>
    </style:style>
    <style:style style:name="P48" style:family="paragraph" style:parent-style-name="Heading_20_3">
      <style:text-properties officeooo:rsid="034d8d8a" officeooo:paragraph-rsid="034d8d8a"/>
    </style:style>
    <style:style style:name="P49" style:family="paragraph" style:parent-style-name="Heading_20_3">
      <style:text-properties officeooo:rsid="0362c7d3" officeooo:paragraph-rsid="0362c7d3"/>
    </style:style>
    <style:style style:name="P50" style:family="paragraph" style:parent-style-name="Heading_20_3">
      <style:text-properties officeooo:paragraph-rsid="0347c92b"/>
    </style:style>
    <style:style style:name="P51" style:family="paragraph" style:parent-style-name="Heading_20_4">
      <style:text-properties officeooo:rsid="033dcb5e" officeooo:paragraph-rsid="033dcb5e"/>
    </style:style>
    <style:style style:name="P52" style:family="paragraph" style:parent-style-name="Heading_20_4">
      <style:text-properties officeooo:rsid="033f2f62" officeooo:paragraph-rsid="033f2f62"/>
    </style:style>
    <style:style style:name="P53" style:family="paragraph" style:parent-style-name="Heading_20_4">
      <style:text-properties officeooo:rsid="0342badd" officeooo:paragraph-rsid="0342badd"/>
    </style:style>
    <style:style style:name="P54" style:family="paragraph" style:parent-style-name="Heading_20_4">
      <style:text-properties officeooo:rsid="0342badd" officeooo:paragraph-rsid="0363f43d"/>
    </style:style>
    <style:style style:name="P55" style:family="paragraph" style:parent-style-name="Heading_20_4">
      <style:text-properties officeooo:rsid="031de2e1" officeooo:paragraph-rsid="0342badd"/>
    </style:style>
    <style:style style:name="P56" style:family="paragraph" style:parent-style-name="Heading_20_4">
      <style:text-properties officeooo:rsid="0350e289" officeooo:paragraph-rsid="0350e289"/>
    </style:style>
    <style:style style:name="P57" style:family="paragraph" style:parent-style-name="Heading_20_4">
      <style:text-properties officeooo:rsid="03548b4b" officeooo:paragraph-rsid="03548b4b"/>
    </style:style>
    <style:style style:name="P58" style:family="paragraph" style:parent-style-name="Heading_20_4">
      <style:text-properties officeooo:paragraph-rsid="0357aae1"/>
    </style:style>
    <style:style style:name="P59" style:family="paragraph" style:parent-style-name="Heading_20_4">
      <style:text-properties officeooo:rsid="035ea05c" officeooo:paragraph-rsid="035ea05c"/>
    </style:style>
    <style:style style:name="P60" style:family="paragraph" style:parent-style-name="Heading_20_4">
      <style:text-properties officeooo:paragraph-rsid="035c64d2"/>
    </style:style>
    <style:style style:name="P61" style:family="paragraph" style:parent-style-name="Heading_20_4">
      <style:text-properties officeooo:rsid="0362c7d3" officeooo:paragraph-rsid="0362c7d3"/>
    </style:style>
    <style:style style:name="P62" style:family="paragraph" style:parent-style-name="Heading_20_4">
      <style:text-properties officeooo:rsid="0362c7d3" officeooo:paragraph-rsid="0363f43d"/>
    </style:style>
    <style:style style:name="P63" style:family="paragraph" style:parent-style-name="Preformatted_20_Text">
      <style:text-properties fo:font-style="normal" officeooo:rsid="031de2e1" officeooo:paragraph-rsid="03412a16" style:font-style-asian="normal" style:font-style-complex="normal"/>
    </style:style>
    <style:style style:name="P64" style:family="paragraph" style:parent-style-name="Preformatted_20_Text">
      <style:text-properties officeooo:paragraph-rsid="0357aae1"/>
    </style:style>
    <style:style style:name="P65" style:family="paragraph" style:parent-style-name="Preformatted_20_Text">
      <style:text-properties officeooo:rsid="031e9fa4" officeooo:paragraph-rsid="035f4029"/>
    </style:style>
    <style:style style:name="P66" style:family="paragraph" style:parent-style-name="Preformatted_20_Text">
      <style:text-properties officeooo:rsid="0374a101" officeooo:paragraph-rsid="0374a101"/>
    </style:style>
    <style:style style:name="P67" style:family="paragraph" style:parent-style-name="Preformatted_20_Text">
      <style:text-properties officeooo:paragraph-rsid="0363f43d"/>
    </style:style>
    <style:style style:name="P68" style:family="paragraph" style:parent-style-name="Preformatted_20_Text">
      <style:text-properties officeooo:rsid="037a7703" officeooo:paragraph-rsid="037a7703"/>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italic" officeooo:rsid="037678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31de2e1" style:font-style-asian="normal" style:font-style-complex="normal"/>
    </style:style>
    <style:style style:name="T7" style:family="text">
      <style:text-properties fo:font-style="normal" officeooo:rsid="036100e8" style:font-style-asian="normal" style:font-style-complex="normal"/>
    </style:style>
    <style:style style:name="T8" style:family="text">
      <style:text-properties fo:font-style="normal" officeooo:rsid="0363f43d" style:font-style-asian="normal" style:font-style-complex="normal"/>
    </style:style>
    <style:style style:name="T9" style:family="text">
      <style:text-properties fo:font-style="normal" officeooo:rsid="0368f845" style:font-style-asian="normal" style:font-style-complex="normal"/>
    </style:style>
    <style:style style:name="T10" style:family="text">
      <style:text-properties fo:font-style="normal" officeooo:rsid="036ae662" style:font-style-asian="normal" style:font-style-complex="normal"/>
    </style:style>
    <style:style style:name="T11" style:family="text">
      <style:text-properties fo:font-style="normal" officeooo:rsid="037678e9" style:font-style-asian="normal" style:font-style-complex="normal"/>
    </style:style>
    <style:style style:name="T12" style:family="text">
      <style:text-properties fo:font-style="normal" officeooo:rsid="03777ab7" style:font-style-asian="normal" style:font-style-complex="normal"/>
    </style:style>
    <style:style style:name="T13" style:family="text">
      <style:text-properties officeooo:rsid="031e9fa4"/>
    </style:style>
    <style:style style:name="T14" style:family="text">
      <style:text-properties officeooo:rsid="033c34fb"/>
    </style:style>
    <style:style style:name="T15" style:family="text">
      <style:text-properties officeooo:rsid="033dcb5e"/>
    </style:style>
    <style:style style:name="T16" style:family="text">
      <style:text-properties officeooo:rsid="03412a16"/>
    </style:style>
    <style:style style:name="T17" style:family="text">
      <style:text-properties officeooo:rsid="0342badd"/>
    </style:style>
    <style:style style:name="T18" style:family="text">
      <style:text-properties officeooo:rsid="0347c92b"/>
    </style:style>
    <style:style style:name="T19" style:family="text">
      <style:text-properties officeooo:rsid="034ad053"/>
    </style:style>
    <style:style style:name="T20" style:family="text">
      <style:text-properties officeooo:rsid="034d8d8a"/>
    </style:style>
    <style:style style:name="T21" style:family="text">
      <style:text-properties officeooo:rsid="0355e600"/>
    </style:style>
    <style:style style:name="T22" style:family="text">
      <style:text-properties officeooo:rsid="0357aae1"/>
    </style:style>
    <style:style style:name="T23" style:family="text">
      <style:text-properties officeooo:rsid="03585161"/>
    </style:style>
    <style:style style:name="T24" style:family="text">
      <style:text-properties officeooo:rsid="0359e31f"/>
    </style:style>
    <style:style style:name="T25" style:family="text">
      <style:text-properties officeooo:rsid="035de16a"/>
    </style:style>
    <style:style style:name="T26" style:family="text">
      <style:text-properties officeooo:rsid="035ea05c"/>
    </style:style>
    <style:style style:name="T27" style:family="text">
      <style:text-properties officeooo:rsid="035f4029"/>
    </style:style>
    <style:style style:name="T28" style:family="text">
      <style:text-properties officeooo:rsid="036100e8"/>
    </style:style>
    <style:style style:name="T29" style:family="text">
      <style:text-properties officeooo:rsid="03618f85"/>
    </style:style>
    <style:style style:name="T30" style:family="text">
      <style:text-properties officeooo:rsid="0363f43d"/>
    </style:style>
    <style:style style:name="T31" style:family="text">
      <style:text-properties officeooo:rsid="0365804e"/>
    </style:style>
    <style:style style:name="T32" style:family="text">
      <style:text-properties officeooo:rsid="0366d5bc"/>
    </style:style>
    <style:style style:name="T33" style:family="text">
      <style:text-properties officeooo:rsid="03451a84"/>
    </style:style>
    <style:style style:name="T34" style:family="text">
      <style:text-properties officeooo:rsid="036c42c8"/>
    </style:style>
    <style:style style:name="T35" style:family="text">
      <style:text-properties officeooo:rsid="036d9b4f"/>
    </style:style>
    <style:style style:name="T36" style:family="text">
      <style:text-properties officeooo:rsid="036f4d7d"/>
    </style:style>
    <style:style style:name="T37" style:family="text">
      <style:text-properties officeooo:rsid="03701623"/>
    </style:style>
    <style:style style:name="T38" style:family="text">
      <style:text-properties officeooo:rsid="0375c242"/>
    </style:style>
    <style:style style:name="T39" style:family="text">
      <style:text-properties officeooo:rsid="037678e9"/>
    </style:style>
    <style:style style:name="T40" style:family="text">
      <style:text-properties officeooo:rsid="037869d0"/>
    </style:style>
    <style:style style:name="T41" style:family="text">
      <style:text-properties fo:color="#bcbec4" loext:opacity="100%" style:font-name="Fira Code" fo:font-size="12pt" fo:font-style="normal" fo:font-weight="normal" style:font-size-asian="12pt" style:font-style-asian="normal" style:font-weight-asian="normal"/>
    </style:style>
    <style:style style:name="T42" style:family="text">
      <style:text-properties officeooo:rsid="037a7703"/>
    </style:style>
    <style:style style:name="T43" style:family="text">
      <style:text-properties officeooo:rsid="037b5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0" text:outline-level="1"><text:span text:style-name="T14">Production</text:span> setup</text:h>
      <text:h text:style-name="P41" text:outline-level="2">Primer<text:span text:style-name="T32">a fase: configuración </text:span><text:span text:style-name="T33">e integración de base de datos </text:span><text:span text:style-name="T32">de producción</text:span></text:h>
      <text:h text:style-name="P44" text:outline-level="3">Preliminares</text:h>
      <text:p text:style-name="P35">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5">.</text:span></text:p>
      <text:h text:style-name="P45" text:outline-level="3">Creación de configuración <text:span text:style-name="T15">de </text:span>producción</text:h>
      <text:h text:style-name="P51" text:outline-level="4">Creación de archivo de secretos de producción</text:h>
      <text:p text:style-name="P4">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5">db_user</text:span>:<text:span text:style-name="T15">db_key</text:span>@<text:span text:style-name="T15">host</text:span>:5432/<text:span text:style-name="T15">db_name</text:span></text:p>
      <text:p text:style-name="Preformatted_20_Text">CERT_DIR=<text:span text:style-name="T34">ssl</text:span>/<text:span text:style-name="T15">your_ca_cert</text:span>.crt</text:p>
      <text:p text:style-name="Preformatted_20_Text">ALLOWED_HOSTS=.<text:span text:style-name="T32">yourhost</text:span>.com,localhost,127.0.0.1</text:p>
      <text:p text:style-name="Preformatted_20_Text">LOG_ENABLED=True</text:p>
      <text:p text:style-name="Preformatted_20_Text">LOG_CONSOLE_LEVEL=verbose</text:p>
      <text:p text:style-name="Preformatted_20_Text"># LOG_CONSOLE_LEVEL: <text:s/>simple | verbose</text:p>
      <text:p text:style-name="P36">REMOTE_HOSTED_BLOG=False</text:p>
      <text:h text:style-name="P52" text:outline-level="4">Modificación de <text:span text:style-name="T16">la </text:span>configuración para producción</text:h>
      <text:p text:style-name="P5">Abrir y modificar el archivo <text:span text:style-name="T1">settings/production.py</text:span><text:span text:style-name="T5">,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32">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3" text:outline-level="4"><text:span text:style-name="T36">Control</text:span> de ambiente del proyecto</text:h>
      <text:p text:style-name="P39">Crear el archivo <text:span text:style-name="T1">.blog_control</text:span> en el directorio raíz del blog. Colocar dentro la siguiente línea:</text:p>
      <text:p text:style-name="Preformatted_20_Text">SETTINGS_FILE=config.settings.dev</text:p>
      <text:p text:style-name="P6">Editar el archivo <text:span text:style-name="T1">wsgi.py</text:span><text:span text:style-name="T5"> para cambiar el archivo de configuración a procesar. </text:span><text:span text:style-name="T9">Sustituir su contenido por el siguiente:</text:span></text:p>
      <text:p text:style-name="P37">"""</text:p>
      <text:p text:style-name="P37">WSGI config for config project.</text:p>
      <text:p text:style-name="P37"/>
      <text:p text:style-name="P37">It exposes the WSGI callable as a module-level variable named ``application``.</text:p>
      <text:p text:style-name="P37"/>
      <text:p text:style-name="P37">For more information on this file, see</text:p>
      <text:p text:style-name="P37">https://docs.djangoproject.com/en/5.2/howto/deployment/wsgi/</text:p>
      <text:p text:style-name="P37">"""</text:p>
      <text:p text:style-name="P37"/>
      <text:p text:style-name="P37">import os</text:p>
      <text:p text:style-name="P37">import environ</text:p>
      <text:p text:style-name="P37"/>
      <text:p text:style-name="P37">from django.core.wsgi import get_wsgi_application</text:p>
      <text:p text:style-name="P37"/>
      <text:p text:style-name="P37">blog_control = environ.Env(</text:p>
      <text:p text:style-name="P37"><text:s text:c="4"/># set casting, default value</text:p>
      <text:p text:style-name="P37"><text:s text:c="4"/>BLOG_SETTINGS_FILE=(str, "config.settings.dev")</text:p>
      <text:p text:style-name="P37">)</text:p>
      <text:p text:style-name="P37"/>
      <text:p text:style-name="P37">blog_control_dir = os.path.dirname(os.path.dirname(os.path.abspath(__file__)))</text:p>
      <text:p text:style-name="P37"/>
      <text:p text:style-name="P37">environ.Env.read_env(os.path.join(blog_control_dir, '.blog_control'))</text:p>
      <text:p text:style-name="P37"><text:soft-page-break/></text:p>
      <text:p text:style-name="P37">BLOG_SETTINGS_FILE = blog_control('SETTINGS_FILE')</text:p>
      <text:p text:style-name="P37"/>
      <text:p text:style-name="P37">os.environ.setdefault("DJANGO_SETTINGS_MODULE", BLOG_SETTINGS_FILE)</text:p>
      <text:p text:style-name="P37"/>
      <text:p text:style-name="P37">application = get_wsgi_application()</text:p>
      <text:h text:style-name="P55" text:outline-level="4"><text:span text:style-name="T16">P</text:span>rueba de <text:span text:style-name="T16">conexión a </text:span>la base de datos</text:h>
      <text:p text:style-name="P38"><text:span text:style-name="T5">$ </text:span><text:span text:style-name="T6">python manage.py shell --settings "</text:span><text:span text:style-name="T10">config</text:span><text:span text:style-name="T6">.settings.production"</text:span></text:p>
      <text:p text:style-name="P8">from django.db import connection</text:p>
      <text:p text:style-name="P8">connection.ensure_connection()</text:p>
      <text:h text:style-name="P50" text:outline-level="3"><text:span text:style-name="T13">Commit de cambios </text:span><text:span text:style-name="T18">finalización de setup de la base de datos de producción</text:span></text:h>
      <text:p text:style-name="P12">$ <text:span text:style-name="T13">git add .</text:span></text:p>
      <text:p text:style-name="P2">$ git commit -m "<text:span text:style-name="T18">Base de datos de producción configurada</text:span>"</text:p>
      <text:h text:style-name="P42" text:outline-level="2"><text:span text:style-name="T19">Segund</text:span><text:span text:style-name="T36">a fase: manejo de archivos estáticos</text:span></text:h>
      <text:h text:style-name="P48" text:outline-level="3">Manejo del material estático</text:h>
      <text:h text:style-name="Heading_20_4" text:outline-level="4">Instalación del servidor de material estático</text:h>
      <text:p text:style-name="P23"><text:span text:style-name="T20">$ echo "</text:span><text:bookmark-start text:name="__DdeLink__938_2131846657"/><text:bookmark-start text:name="__DdeLink__296_4118088296"/><text:span text:style-name="T20">whitenoise[brotli]</text:span><text:bookmark-end text:name="__DdeLink__938_2131846657"/><text:bookmark-end text:name="__DdeLink__296_4118088296"/><text:span text:style-name="T20">" &gt;&gt; requirements.in</text:span></text:p>
      <text:p text:style-name="P15">$ pip-compile requirements.in</text:p>
      <text:p text:style-name="P14">$ pip install -r requirements.txt</text:p>
      <text:h text:style-name="P56" text:outline-level="4">Configuración de servidores permitidos</text:h>
      <text:p text:style-name="P19">Editar el archivo <text:span text:style-name="T1">.env.prod</text:span><text:span text:style-name="T5"> y agregar la siguiente línea:</text:span></text:p>
      <text:p text:style-name="Preformatted_20_Text">ALLOWED_HOSTS=.<text:span text:style-name="T37">your_remote_hosting.com,</text:span>localhost,127.0.0.1</text:p>
      <text:p text:style-name="P19">Editar <text:span text:style-name="T28">tanto </text:span>el archivo <text:span text:style-name="T1">settings/dev.py</text:span><text:span text:style-name="T5"> </text:span><text:span text:style-name="T7">como el</text:span><text:span text:style-name="T2"> settings/production.py</text:span><text:span text:style-name="T7"> para</text:span><text:span text:style-name="T5"> reemplazar la línea:</text:span></text:p>
      <text:p text:style-name="Preformatted_20_Text">ALLOWED_HOSTS = ["*"]</text:p>
      <text:p text:style-name="P19">por la siguiente:</text:p>
      <text:p text:style-name="Preformatted_20_Text">ALLOWED_HOSTS = env.list('ALLOWED_HOSTS', cast=str)</text:p>
      <text:h text:style-name="Heading_20_4" text:outline-level="4">Asegurar la recolecta del material estático</text:h>
      <text:p text:style-name="P16">$ python manage.py collectstatic</text:p>
      <text:h text:style-name="P57" text:outline-level="4">Excluir <text:span text:style-name="T21">del control de versiones</text:span> el directorio del material estático</text:h>
      <text:p text:style-name="P20">Agregar en el archivo <text:span text:style-name="T1">.gitignore</text:span><text:span text:style-name="T5"> la siguiente línea:</text:span></text:p>
      <text:p text:style-name="Preformatted_20_Text">/static/</text:p>
      <text:h text:style-name="Heading_20_4" text:outline-level="4"><text:soft-page-break/>Configuración del servidor de material estático</text:h>
      <text:p text:style-name="P25">Editar el archivo <text:span text:style-name="T1">settings/base.py</text:span><text:span text:style-name="T5"> y registrar al paquete </text:span><text:span text:style-name="T1">Whitenoise</text:span><text:span text:style-name="T5"> en la lista </text:span><text:span text:style-name="T1">INSTALLED_APPS</text:span><text:span text:style-name="T5">, antes de la carga de </text:span><text:span text:style-name="T1">django.contrib.staticfiles</text:span><text:span text:style-name="T5">:</text:span></text:p>
      <text:p text:style-name="P9">INSTALLED_APPS = [</text:p>
      <text:p text:style-name="P9"><text:s text:c="4"/>... </text:p>
      <text:p text:style-name="P9"><text:s text:c="4"/>"whitenoise.runserver_nostatic",</text:p>
      <text:p text:style-name="P9"><text:s text:c="4"/>"django.contrib.staticfiles",</text:p>
      <text:p text:style-name="P9">]</text:p>
      <text:p text:style-name="P10">En el mismo archivo de configuración, se debe registrar el paquete como middleware después del registro de SessionMiddleware:</text:p>
      <text:p text:style-name="P9">MIDDLEWARE = [</text:p>
      <text:p text:style-name="P9"><text:s text:c="4"/>"django.contrib.sessions.middleware.SessionMiddleware",</text:p>
      <text:p text:style-name="P9"><text:s text:c="4"/><text:bookmark-start text:name="__DdeLink__956_2131846657"/>"whitenoise.middleware.WhiteNoiseMiddleware",<text:bookmark-end text:name="__DdeLink__956_2131846657"/></text:p>
      <text:p text:style-name="P9"><text:s text:c="4"/>... </text:p>
      <text:p text:style-name="P9">]</text:p>
      <text:p text:style-name="P26"><text:span text:style-name="T5">Por último, se debe modificar en este archivo, el motor de almacenamiento para utilizar el de Whitenoise. Para ello hay que cambiar la lista </text:span><text:span text:style-name="T1">STORAGES</text:span><text:span text:style-name="T5">:</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6">de la siguiente manera:</text:p>
      <text:p text:style-name="P21">STORAGES = {</text:p>
      <text:p text:style-name="P21"><text:s text:c="4"/>... </text:p>
      <text:p text:style-name="P21"><text:s text:c="4"/>"staticfiles": {</text:p>
      <text:p text:style-name="P21"><text:s text:c="8"/>"BACKEND": "whitenoise.storage.CompressedManifestStaticFilesStorage",</text:p>
      <text:p text:style-name="P21"><text:s text:c="4"/>},</text:p>
      <text:p text:style-name="P21">}</text:p>
      <text:h text:style-name="P58" text:outline-level="4"><text:span text:style-name="T22">Repetir</text:span> la recolecta del material estático</text:h>
      <text:p text:style-name="P22"><text:span text:style-name="T23">D</text:span>ebido a que ha cambiado el motor de almacenamiento, se debe ejecutar nuevamente la compilación de activos estáticos:</text:p>
      <text:p text:style-name="P17">$ python manage.py collectstatic</text:p>
      <text:h text:style-name="P59" text:outline-level="4">Instalación del web server</text:h>
      <text:p text:style-name="P18">$ echo "gunicorn" &gt;&gt; requirements.in</text:p>
      <text:p text:style-name="P18">$ pip-compile requirements.in</text:p>
      <text:p text:style-name="P18">$ pip install -r requirements.txt</text:p>
      <text:h text:style-name="P60" text:outline-level="4"><text:soft-page-break/><text:span text:style-name="T24">Probar la </text:span><text:span text:style-name="T26">nueva configuración</text:span></text:h>
      <text:p text:style-name="P34">En ambiente de desarrollo se puede probar toda esta configuración ejecutando:</text:p>
      <text:p text:style-name="Preformatted_20_Text"><text:span text:style-name="T24">$ </text:span>python -m gunicorn <text:span text:style-name="T35">config</text:span>.<text:span text:style-name="T25">wsgi</text:span>:application</text:p>
      <text:h text:style-name="P46" text:outline-level="3">Commit de cambios <text:span text:style-name="T18">finalización de setup de</text:span><text:span text:style-name="T27">l manejo de archivos estáticos</text:span></text:h>
      <text:p text:style-name="P24">$ <text:span text:style-name="T13">git add .</text:span></text:p>
      <text:p text:style-name="P65">$ git commit -m "<text:span text:style-name="T27">Manejo de static files completo</text:span>"</text:p>
      <text:p text:style-name="P66">$ git push origin main</text:p>
      <text:h text:style-name="P43" text:outline-level="2"><text:span text:style-name="T29">Tercer</text:span><text:span text:style-name="T38">a fase: configuración del deployment</text:span></text:h>
      <text:h text:style-name="P49" text:outline-level="3">Automatización de la instalación en host Render.com</text:h>
      <text:h text:style-name="P54" text:outline-level="4">Cambio de ambiente del proyecto</text:h>
      <text:p text:style-name="P7">Editar el archivo <text:span text:style-name="T39">el archivo </text:span><text:span text:style-name="T4">.blog_control</text:span><text:span text:style-name="T11"> para que </text:span><text:span text:style-name="T12">señale la configuración a cargar</text:span><text:span text:style-name="T5">:</text:span></text:p>
      <text:p text:style-name="P31">SETTINGS_FILE=config.settings.production</text:p>
      <text:h text:style-name="P61" text:outline-level="4">Creación del script de comandos de instalación</text:h>
      <text:p text:style-name="P27">Bajo el directorio principal, crear el archivo del shell <text:span text:style-name="T1">build.sh</text:span><text:span text:style-name="T5">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text:p>
      <text:p text:style-name="Preformatted_20_Text"/>
      <text:p text:style-name="Preformatted_20_Text"># Apply any outstanding database migrations</text:p>
      <text:p text:style-name="Preformatted_20_Text">python manage.py migrate</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reformatted_20_Text">python manage.py createsuperuser --noinput</text:p>
      <text:p text:style-name="P30">Otorgarle permisos de ejecución:</text:p>
      <text:p text:style-name="P29">$ chmod a+x build.sh</text:p>
      <text:h text:style-name="P62" text:outline-level="4">Creación del script de <text:span text:style-name="T30">configuración del servicio en Render.com</text:span></text:h>
      <text:p text:style-name="P28">Bajo el directorio principal, crear el archivo del shell <text:span text:style-name="T3">render.yaml</text:span><text:span text:style-name="T5"> con </text:span><text:span text:style-name="T8">las siguientes configuraciones</text:span><text:span text:style-name="T5">:</text:span></text:p>
      <text:p text:style-name="P31">services:</text:p>
      <text:p text:style-name="P31"><text:soft-page-break/><text:s text:c="2"/>- type: web</text:p>
      <text:p text:style-name="P31"><text:s text:c="4"/>plan: free</text:p>
      <text:p text:style-name="P31"><text:s text:c="4"/><text:span text:style-name="T40">region: ohio</text:span></text:p>
      <text:p text:style-name="P31"><text:s text:c="4"/>name: <text:span text:style-name="T42">your_blog_name</text:span></text:p>
      <text:p text:style-name="P68"><text:s text:c="4"/>branch: main</text:p>
      <text:p text:style-name="P68"><text:s text:c="4"/>healthCheckPath: /</text:p>
      <text:p text:style-name="P68"><text:s text:c="4"/>maxShutdownDelaySeconds: <text:span text:style-name="T43">90</text:span></text:p>
      <text:p text:style-name="P31"><text:s text:c="4"/>runtime: python</text:p>
      <text:p text:style-name="P31"><text:s text:c="4"/>buildCommand: './build.sh'</text:p>
      <text:p text:style-name="P31"><text:s text:c="4"/>startCommand: 'python -m gunicorn <text:span text:style-name="T35">config</text:span>.wsgi:application'</text:p>
      <text:p text:style-name="P31"><text:s text:c="4"/># Declarar las variables "sync: false" en el dashboard de Render</text:p>
      <text:p text:style-name="P31"><text:s text:c="4"/>envVars:</text:p>
      <text:p text:style-name="P31"><text:s text:c="6"/>- key: DATABASE_URL</text:p>
      <text:p text:style-name="P31"><text:s text:c="8"/>sync: false</text:p>
      <text:p text:style-name="P31"><text:s text:c="6"/>- key: CERT_DIR</text:p>
      <text:p text:style-name="P31"><text:s text:c="8"/>sync: false</text:p>
      <text:p text:style-name="P31"><text:s text:c="6"/>- key: ALLOWED_HOSTS</text:p>
      <text:p text:style-name="P31"><text:s text:c="8"/>sync: false</text:p>
      <text:p text:style-name="P31"><text:s text:c="6"/>- key: DJANGO_SUPERUSER_USERNAME</text:p>
      <text:p text:style-name="P31"><text:s text:c="8"/>sync: false</text:p>
      <text:p text:style-name="P31"><text:s text:c="6"/>- key: DJANGO_SUPERUSER_EMAIL</text:p>
      <text:p text:style-name="P31"><text:s text:c="8"/>sync: false</text:p>
      <text:p text:style-name="P31"><text:s text:c="6"/>- key: DJANGO_SUPERUSER_PASSWORD</text:p>
      <text:p text:style-name="P31"><text:s text:c="8"/>sync: false</text:p>
      <text:p text:style-name="P31"><text:s text:c="6"/>- key: PYTHON_VERSION</text:p>
      <text:p text:style-name="P31"><text:s text:c="8"/>value: 3.12.3</text:p>
      <text:p text:style-name="P31"><text:s text:c="6"/>- key: SECRET_KEY</text:p>
      <text:p text:style-name="P31"><text:s text:c="8"/>generateValue: true</text:p>
      <text:h text:style-name="P47" text:outline-level="3">Commit de cambios <text:span text:style-name="T18">finalización de </text:span><text:span text:style-name="T31">automatización del deployment</text:span></text:h>
      <text:p text:style-name="P32">$ <text:span text:style-name="T13">git add .</text:span></text:p>
      <text:p text:style-name="P3">$ git commit -m "<text:span text:style-name="T31">Deployment a Render</text:span>"</text:p>
      <text:p text:style-name="P33">$ git push -u origin main</text:p>
      <text:p text:style-name="P13"/>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4H34M33S</meta:editing-duration>
    <meta:editing-cycles>115</meta:editing-cycles>
    <meta:generator>LibreOffice/24.2.7.2$Linux_X86_64 LibreOffice_project/420$Build-2</meta:generator>
    <dc:title>Datacamp style</dc:title>
    <dc:date>2025-07-31T23:04:29.592552553</dc:date>
    <meta:document-statistic meta:table-count="0" meta:image-count="0" meta:object-count="0" meta:page-count="7" meta:paragraph-count="233" meta:word-count="987" meta:character-count="8546" meta:non-whitespace-character-count="7092"/>
    <meta:template xlink:type="simple" xlink:actuate="onRequest" xlink:title="Datacamp style" xlink:href="../Datacamp%20style1.ott" meta:date="2025-06-03T15:31:28.379568684"/>
  </office:meta>
</office:document-meta>
</file>